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4">
      <style:paragraph-properties fo:text-align="justify" style:justify-single-word="false"/>
    </style:style>
    <style:style style:name="P4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</style:style>
    <style:style style:name="P5" style:family="paragraph" style:parent-style-name="Standard">
      <style:paragraph-properties fo:margin-left="3.752cm" fo:margin-right="0cm" fo:text-align="justify" style:justify-single-word="false" fo:text-indent="-0.635cm" style:auto-text-indent="false"/>
    </style:style>
    <style:style style:name="P6" style:family="paragraph" style:parent-style-name="Standard" style:list-style-name="L2">
      <style:paragraph-properties fo:margin-left="3.752cm" fo:margin-right="0cm" fo:text-align="justify" style:justify-single-word="false" fo:text-indent="-0.635cm" style:auto-text-indent="false"/>
    </style:style>
    <style:style style:name="P7" style:family="paragraph" style:parent-style-name="Standard" style:list-style-name="L4">
      <style:paragraph-properties fo:margin-left="3.752cm" fo:margin-right="0cm" fo:text-align="justify" style:justify-single-word="false" fo:text-indent="-0.635cm" style:auto-text-indent="false"/>
    </style:style>
    <style:style style:name="P8" style:family="paragraph" style:parent-style-name="Standard" style:list-style-name="L4">
      <style:paragraph-properties fo:margin-left="5.002cm" fo:margin-right="0cm" fo:text-align="justify" style:justify-single-word="false" fo:text-indent="-0.635cm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02cm" fo:text-indent="-0.635cm" fo:margin-left="5.0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37cm" fo:text-indent="-0.635cm" fo:margin-left="5.6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yecto extra traduccion de FOR=&gt;WHILE y verificar que un identificador no sea redeclarado.</text:p>
      <text:p text:style-name="P1"/>
      <text:p text:style-name="Standard">Cambios y consideraciones del nuevo proyecto:</text:p>
      <text:p text:style-name="Standard"/>
      <text:list xml:id="list1133887400" text:style-name="L1">
        <text:list-item>
          <text:p text:style-name="P2">En el analisis semantico , ademas de la asignacion de tipos se implemento mediante el simbolo de accion de {AT} y los atrinutos de posicion para un identificador <text:s/>que valide si un identificador ha sido redeclarado .</text:p>
        </text:list-item>
        <text:list-item>
          <text:p text:style-name="P2">Para la traduccion de FOR =&gt; WHILE , se realizo <text:s/>lo siguiente:</text:p>
          <text:p text:style-name="P2"/>
        </text:list-item>
      </text:list>
      <text:list xml:id="list998563041" text:style-name="L2">
        <text:list-item>
          <text:p text:style-name="P4">Se creara una nueva cadena TRADUCIDA a partir de la cadena de atomos generada en el analisis lexico, esta cadena es llamada cadena de traduccion .</text:p>
        </text:list-item>
        <text:list-item>
          <text:p text:style-name="P4">Todos los elemento que se encuentran en la cadena de atomos deben pasar intactos a la cadena traducida a excepcion del bloque de control de flujo FOR.</text:p>
        </text:list-item>
        <text:list-item>
          <text:p text:style-name="P4">Para lograr lo planteado en el paso 2 , se considerara que:</text:p>
          <text:p text:style-name="P4"/>
          <text:p text:style-name="P6">3.1 <text:s/>Cada elemento terminal en la cadena de entrada tendra un atributo que es <text:s/>el mismo elemento , por ejemplo : {${$ </text:p>
          <text:p text:style-name="P6">3.2 Dentro de los elementos terminales existen dos conjuntos , <text:s/>aquellos terminales de pila y aquellos terminales que estan exclusivamente al inicion de una produccion . Entonces:</text:p>
          <text:p text:style-name="P6"/>
        </text:list-item>
      </text:list>
      <text:list xml:id="list1331795802" text:style-name="L4">
        <text:list-item>
          <text:p text:style-name="P3">Cuando un elemento es terminal de pila se espera que <text:s/>si dicho elemento fue insertado en la pila entonces se tiene algo parecido a esto TP=a car=a <text:s/>, entonces hacemos un POP() , AVANZA() y recupera el atomo en la cadena de entrada.</text:p>
        </text:list-item>
        <text:list-item>
          <text:p text:style-name="P3">Cuando un elemento es terminal exclusivamente al inicio de una produccion se hace un POP() , AVANZA() y recupera el atomo en la cadena de entrada. Unicamente para aquellas producciones del tipo B-&gt;aBC, es decir <text:s/>el primer el emento de la derivacion es un elemento terminal </text:p>
        </text:list-item>
        <text:list-item>
          <text:p text:style-name="P3">Cada atomo recuperado de la cadena de entrada es puesto un un buffer , con una funcion llamada: PRINT(atributo). Es importante ver que el simbolo de accion PRINT() nunca entra a la pila ya que se adecua a las producciones de la forma :</text:p>
          <text:p text:style-name="P3"/>
        </text:list-item>
        <text:list-item>
          <text:p text:style-name="P8">B-&gt;a{PRINT()}</text:p>
        </text:list-item>
        <text:list-item>
          <text:p text:style-name="P8">B-&gt;a{PRINT()}BCD</text:p>
          <text:p text:style-name="P8"/>
        </text:list-item>
        <text:list-item>
          <text:p text:style-name="P7">Por otra parte para hacer la traduccion de FOR a WHILE, se parte del <text:s/>primer analisis en <text:s/>el <text:s/>cual se considera que cuando se apunta en la cadena de entrada a f y en el tope de la F se realiza:</text:p>
        </text:list-item>
      </text:list>
      <text:p text:style-name="P5"><text:s text:c="43"/>REEM_R("(A;E;A)P");</text:p>
      <text:p text:style-name="P5"><text:tab/><text:tab/><text:tab/><text:tab/> AVANZA();</text:p>
      <text:p text:style-name="P5"><text:s text:c="4"/></text:p>
      <text:p text:style-name="P5"><text:tab/>Para la traduccion se considera que con los atributos y simbolos de accion se deber realizar lo siguiente:</text:p>
      <text:p text:style-name="P5"><text:s text:c="51"/>( </text:p>
      <text:p text:style-name="P5"><text:s text:c="51"/>[QCAR] </text:p>
      <text:p text:style-name="P5"><text:s text:c="51"/>A</text:p>
      <text:p text:style-name="P5"><text:s text:c="51"/>;</text:p>
      <text:p text:style-name="P5"><text:s text:c="51"/>[PRINT WHILE(] </text:p>
      <text:p text:style-name="P5"><text:soft-page-break/><text:s text:c="51"/>E</text:p>
      <text:p text:style-name="P5"><text:s text:c="51"/>;</text:p>
      <text:p text:style-name="P5"><text:s text:c="51"/>[QCAR]</text:p>
      <text:p text:style-name="P5"><text:s text:c="51"/>[PRINT ){ ]</text:p>
      <text:p text:style-name="P5"><text:s text:c="51"/>[SET_INC]</text:p>
      <text:p text:style-name="P5"><text:s text:c="51"/>A</text:p>
      <text:p text:style-name="P5"><text:s text:c="51"/>[SET_OFF_INC]</text:p>
      <text:p text:style-name="P5"><text:s text:c="51"/>)</text:p>
      <text:p text:style-name="P5"><text:s text:c="51"/>[QCAR]</text:p>
      <text:p text:style-name="P5"><text:s text:c="51"/>P </text:p>
      <text:p text:style-name="P5"><text:s text:c="51"/>[PRINT BUFF_INC;]</text:p>
      <text:p text:style-name="P5"><text:s text:c="51"/>*************************</text:p>
      <text:p text:style-name="P5"><text:s text:c="51"/>REEM_R("(A;E;A)P");</text:p>
      <text:p text:style-name="P5"><text:s text:c="42"/>*/</text:p>
      <text:p text:style-name="P5"><text:tab/><text:tab/><text:tab/><text:tab/>POP();</text:p>
      <text:p text:style-name="P5"><text:s text:c="42"/>PUSH({PRINT (¨;}¨);</text:p>
      <text:p text:style-name="P5"><text:s text:c="42"/>PUSH({PRINT (BUFF_INC)}) ;</text:p>
      <text:p text:style-name="P5"><text:s text:c="42"/>PUSH('P');</text:p>
      <text:p text:style-name="P5"><text:s text:c="42"/>PUSH({QUITA_CAR_DE_CAD_TRADUCIDA});</text:p>
      <text:p text:style-name="P5"><text:s text:c="42"/>PUSH(')');</text:p>
      <text:p text:style-name="P5"><text:s text:c="42"/>PUSH({SET_OFF_GUARDAR BUFF_INC});</text:p>
      <text:p text:style-name="P5"><text:s text:c="42"/>PUSH('A');</text:p>
      <text:p text:style-name="P5"><text:s text:c="31"/><text:tab/> PUSH(')');</text:p>
      <text:p text:style-name="P5"><text:s text:c="42"/>PUSH({SET_ON_GUARDAR BUFF_INC});</text:p>
      <text:p text:style-name="P5"><text:s text:c="42"/>PUSH({PRINT (¨){¨);</text:p>
      <text:p text:style-name="P5"><text:s text:c="42"/>PUSH({QUITA_CAR_DE_CAD_TRADUCIDA});</text:p>
      <text:p text:style-name="P5"><text:s text:c="22"/><text:tab/><text:tab/> PUSH(';');</text:p>
      <text:p text:style-name="P5"><text:tab/><text:tab/><text:tab/><text:tab/> PUSH('E');</text:p>
      <text:p text:style-name="P5"><text:s text:c="43"/>PUSH({PRINT (¨w(¨)});</text:p>
      <text:p text:style-name="P5"><text:s text:c="43"/>PUSH(';');</text:p>
      <text:p text:style-name="P5"><text:s text:c="43"/>PUSH('A');</text:p>
      <text:p text:style-name="P5"><text:s text:c="43"/>PUSH({QUITA_CAR_DE_CAD_TRADUCIDA});</text:p>
      <text:p text:style-name="P5"><text:s text:c="38"/><text:tab/> PUSH('(');</text:p>
      <text:p text:style-name="P5"><text:s text:c="43"/></text:p>
      <text:p text:style-name="P5"><text:s text:c="43"/>att=GetAttributo_ATOMO();</text:p>
      <text:p text:style-name="P5"><text:s text:c="43"/>/*</text:p>
      <text:p text:style-name="P5"><text:s text:c="43"/>YA NO NOS INTERESA IMPRIMIR EL ATOMO</text:p>
      <text:p text:style-name="P5"><text:s text:c="43"/>PRINT_C(att);</text:p>
      <text:p text:style-name="P5"><text:s text:c="43"/>*/</text:p>
      <text:p text:style-name="P5"><text:s text:c="43"/>AVANZA();</text:p>
      <text:p text:style-name="P5"><text:s text:c="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2-11-26T22:53:00</meta:creation-date>
    <dc:date>2012-11-26T23:46:46</dc:date>
    <dc:creator>Carlos </dc:creator>
    <meta:editing-duration>PT7M25S</meta:editing-duration>
    <meta:editing-cycles>1</meta:editing-cycles>
    <meta:document-statistic meta:table-count="0" meta:image-count="0" meta:object-count="0" meta:page-count="2" meta:paragraph-count="65" meta:word-count="450" meta:character-count="4496" meta:non-whitespace-character-count="2359"/>
    <meta:generator>LibreOffice/3.5$Linux_x86 LibreOffice_project/350m1$Build-2</meta:generator>
  </office:meta>
</office:document-meta>
</file>